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style:tab-stops>
          <style:tab-stop style:position="5.4862in"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Footnote">
      <style:text-properties officeooo:paragraph-rsid="00106806"/>
    </style:style>
    <style:style style:name="T1" style:family="text">
      <style:text-properties fo:font-style="italic" style:font-style-asian="italic" style:font-style-complex="italic"/>
    </style:style>
    <style:style style:name="T2" style:family="text">
      <style:text-properties officeooo:rsid="00106806"/>
    </style:style>
    <style:style style:name="T3" style:family="text">
      <style:text-properties style:text-position="super 58%" officeooo:rsid="001068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Padua, <text:span text:style-name="T2">31</text:span><text:span text:style-name="T3">st</text:span><text:span text:style-name="T2"> of July 2013</text:span></text:p>
      <text:p text:style-name="P1">Dear Editor,<text:tab/></text:p>
      <text:p text:style-name="P2">please find enclosed a manuscript, titled <text:span text:style-name="T1">Plumed-GUI: an environment for the interactive development of molecular dynamics analysis and biasing scripts.</text:span> <text:s/>The manuscript describes the rationale and use of Plumed-GUI, a graphical interface integrating two well known codes, namely Plumed (computation core) and Visual Molecular Dynamics (visualization). </text:p>
      <text:p text:style-name="P2">The GUI constitutes a front-end to the current version of the Plumed engine, an actively-developed system for computing a variety of reaction coordinates in biomolecular simulations, itself integrated with most current molecular dynamics engines. The scope of the Plumed-GUI is to allow scientists to efficiently iterate, evaluate and revise scripts composed of (often complex) collective variable definitions, delegating their computation to the Plumed engine. Such scripts can either be run to analyze the results of biomolecular simulations, or be exported to become the basis of force-biasing protocols.</text:p>
      <text:p text:style-name="P2">Both the Plumed and Plumed-GUI are mature <text:span text:style-name="T2">and in active use</text:span>: Plumed-GUI (version 2.0) is packaged with VMD since about a year, but had not been described in a formal <text:span text:style-name="T2">“suggested </text:span>publication” <text:span text:style-name="T2">yet</text:span>; Plumed (version 2.0) has been recently released, and is described in a manuscript<text:note text:id="ftn1" text:note-class="footnote"><text:note-citation>1</text:note-citation><text:note-body><text:p text:style-name="P3"><text:span text:style-name="T2">G. A. Tribello, M. Bonomi, D. Branduardi, C. Camilloni, G. Bussi, PLUMED 2: New feathers for an old bird,</text:span></text:p></text:note-body></text:note> submitted to your Journal <text:span text:style-name="T2">at the same time as this</text:span>. Even if distinct (and with distinct authorship) the two <text:span text:style-name="T2">packages</text:span> are kept in sync and are complementary in scope; analogously, we feel that the two papers complement each other well. Therefore, in agreement with Plumed<text:span text:style-name="T2">'</text:span>s authors, here we would like propose that the two papers are considered for publication in the same issue of the Computer Physics Communications. I believe that they will be valuable and interesting contributions for the wide readership of your Journal.</text:p>
      <text:p text:style-name="Standard">Best regards,</text:p>
      <text:p text:style-name="Standard"/>
      <text:p text:style-name="Standard">Toni Giorgino<text:line-break/>Institute for Biomedical Engineering (ISIB)<text:line-break/>National Research Council of Italy (CNR)<text:line-break/>Corso Stati Uniti 4<text:line-break/>I-35127 Padova<text:line-break/>Ita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799in" fo:margin-bottom="0in" style:contextual-spacing="false" fo:line-height="120%" fo:text-indent="0in" style:auto-text-indent="false"/>
      <style:text-properties style:font-name="Nimbus Roman No9 L"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1.2in" fo:margin-right="1.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i </meta:initial-creator>
    <meta:creation-date>2013-02-06T12:24:25</meta:creation-date>
    <dc:date>2013-07-30T10:15:50</dc:date>
    <dc:creator>Toni </dc:creator>
    <meta:editing-duration>PT2H50M41S</meta:editing-duration>
    <meta:editing-cycles>32</meta:editing-cycles>
    <meta:generator>LibreOffice/4.0.3.3$Linux_X86_64 LibreOffice_project/0eaa50a932c8f2199a615e1eb30f7ac74279539</meta:generator>
    <meta:printed-by>Toni </meta:printed-by>
    <meta:print-date>2013-02-06T15:00:01</meta:print-date>
    <meta:document-statistic meta:table-count="0" meta:image-count="0" meta:object-count="0" meta:page-count="1" meta:paragraph-count="8" meta:word-count="312" meta:character-count="2058" meta:non-whitespace-character-count="1749"/>
  </office:meta>
</office:document-meta>
</file>